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55in"/>
    </style:style>
    <style:style style:name="co3" style:family="table-column">
      <style:table-column-properties fo:break-before="auto" style:column-width="2.6398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4181in"/>
    </style:style>
    <style:style style:name="co8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1.0417in"/>
    </style:style>
    <style:style style:name="co11" style:family="table-column">
      <style:table-column-properties fo:break-before="auto" style:column-width="0.3161in"/>
    </style:style>
    <style:style style:name="co12" style:family="table-column">
      <style:table-column-properties fo:break-before="auto" style:column-width="0.5992in"/>
    </style:style>
    <style:style style:name="co13" style:family="table-column">
      <style:table-column-properties fo:break-before="auto" style:column-width="0.6902in"/>
    </style:style>
    <style:style style:name="co14" style:family="table-column">
      <style:table-column-properties fo:break-before="auto" style:column-width="0.8602in"/>
    </style:style>
    <style:style style:name="co15" style:family="table-column">
      <style:table-column-properties fo:break-before="auto" style:column-width="0.6465in"/>
    </style:style>
    <style:style style:name="co16" style:family="table-column">
      <style:table-column-properties fo:break-before="auto" style:column-width="7.744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>
      <style:text-properties style:font-name="Liberation Sans" style:font-name-asian="Droid Sans" style:font-name-complex="Lohit Hindi"/>
    </style:style>
    <style:style style:name="ce3" style:family="table-cell" style:parent-style-name="Default" style:data-style-name="N99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/>
          <table:table-cell office:value-type="string">
            <text:p>d</text:p>
          </table:table-cell>
          <table:table-cell office:value-type="string">
            <text:p>EXPLORATION</text:p>
          </table:table-cell>
          <table:table-cell office:value-type="string">
            <text:p>n</text:p>
          </table:table-cell>
          <table:table-cell office:value-type="string">
            <text:p>update</text:p>
          </table:table-cell>
          <table:table-cell office:value-type="string">
            <text:p>ga</text:p>
          </table:table-cell>
          <table:table-cell office:value-type="string">
            <text:p>crossover operator</text:p>
          </table:table-cell>
          <table:table-cell office:value-type="string">
            <text:p>sort population</text:p>
          </table:table-cell>
          <table:table-cell office:value-type="string">
            <text:p>ω</text:p>
          </table:table-cell>
          <table:table-cell office:value-type="string">
            <text:p># =&gt; [C]</text:p>
          </table:table-cell>
          <table:table-cell office:value-type="string">
            <text:p>cover</text:p>
          </table:table-cell>
          <table:table-cell office:value-type="string">
            <text:p>dataset</text:p>
          </table:table-cell>
          <table:table-cell office:value-type="string">
            <text:p>acc</text:p>
          </table:table-cell>
          <table:table-cell office:value-type="string">
            <text:p>machine</text:p>
          </table:table-cell>
          <table:table-cell office:value-type="string">
            <text:p>observation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3" office:value-type="boolean" office:boolean-value="false">
            <text:p>FALSE</text:p>
          </table:table-cell>
          <table:table-cell table:style-name="ce3" office:value-type="boolean" office:boolean-value="true">
            <text:p>TRUE</text:p>
          </table:table-cell>
          <table:table-cell office:value-type="string">
            <text:p>emotions</text:p>
          </table:table-cell>
          <table:table-cell office:value-type="string">
            <text:p>56.32 (pcut)</text:p>
          </table:table-cell>
          <table:table-cell table:number-columns-repeated="2"/>
        </table:table-row>
        <table:table-row table:style-name="ro3">
          <table:table-cell office:value-type="string">
            <text:p>11.11.2012, 14.33.52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3" office:value-type="boolean" office:boolean-value="false">
            <text:p>FALSE</text:p>
          </table:table-cell>
          <table:table-cell/>
          <table:table-cell office:value-type="string">
            <text:p>emotions</text:p>
          </table:table-cell>
          <table:table-cell table:number-columns-repeated="3"/>
        </table:table-row>
        <table:table-row table:style-name="ro3">
          <table:table-cell office:value-type="string">
            <text:p>11.11.2012, 07.00.28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3" office:value-type="boolean" office:boolean-value="false">
            <text:p>FALSE</text:p>
          </table:table-cell>
          <table:table-cell/>
          <table:table-cell office:value-type="string">
            <text:p>genbase</text:p>
          </table:table-cell>
          <table:table-cell table:number-columns-repeated="3"/>
        </table:table-row>
        <table:table-row table:style-name="ro3">
          <table:table-cell office:value-type="string">
            <text:p>10.11.2012, 18.28.02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3" office:value-type="boolean" office:boolean-value="false">
            <text:p>FALSE</text:p>
          </table:table-cell>
          <table:table-cell/>
          <table:table-cell office:value-type="string">
            <text:p>genbase</text:p>
          </table:table-cell>
          <table:table-cell table:number-columns-repeated="3"/>
        </table:table-row>
        <table:table-row table:style-name="ro3">
          <table:table-cell office:value-type="string">
            <text:p>13.11.2012, 09.21.21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3" office:value-type="boolean" office:boolean-value="true">
            <text:p>TRUE</text:p>
          </table:table-cell>
          <table:table-cell/>
          <table:table-cell office:value-type="string">
            <text:p>emotions</text:p>
          </table:table-cell>
          <table:table-cell table:number-columns-repeated="3"/>
        </table:table-row>
        <table:table-row table:style-name="ro3">
          <table:table-cell office:value-type="string">
            <text:p>14.11.2012, 08.28.19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3" office:value-type="boolean" office:boolean-value="true">
            <text:p>TRUE</text:p>
          </table:table-cell>
          <table:table-cell/>
          <table:table-cell office:value-type="string">
            <text:p>emotions</text:p>
          </table:table-cell>
          <table:table-cell table:number-columns-repeated="3"/>
        </table:table-row>
        <table:table-row table:style-name="ro3">
          <table:table-cell office:value-type="string">
            <text:p>16.11.2012, 04.27.14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3" office:value-type="boolean" office:boolean-value="true">
            <text:p>TRUE</text:p>
          </table:table-cell>
          <table:table-cell/>
          <table:table-cell office:value-type="string">
            <text:p>genbase</text:p>
          </table:table-cell>
          <table:table-cell table:number-columns-repeated="3"/>
        </table:table-row>
        <table:table-row table:style-name="ro3">
          <table:table-cell office:value-type="string">
            <text:p>15.11.2012, 06.47.56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3" office:value-type="boolean" office:boolean-value="true">
            <text:p>TRUE</text:p>
          </table:table-cell>
          <table:table-cell/>
          <table:table-cell office:value-type="string">
            <text:p>genbase</text:p>
          </table:table-cell>
          <table:table-cell table:number-columns-repeated="3"/>
        </table:table-row>
        <table:table-row table:style-name="ro3" table:number-rows-repeated="2">
          <table:table-cell table:number-columns-repeated="15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style-name="ce3" office:value-type="boolean" office:boolean-value="false">
            <text:p>FALSE</text:p>
          </table:table-cell>
          <table:table-cell table:style-name="ce3" office:value-type="boolean" office:boolean-value="true">
            <text:p>TRUE</text:p>
          </table:table-cell>
          <table:table-cell office:value-type="string">
            <text:p>emotions</text:p>
          </table:table-cell>
          <table:table-cell office:value-type="string">
            <text:p>55.10 (ival)</text:p>
          </table:table-cell>
          <table:table-cell office:value-type="string">
            <text:p>ickarus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iltos with objective coverage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3" office:value-type="boolean" office:boolean-value="false">
            <text:p>FALSE</text:p>
          </table:table-cell>
          <table:table-cell table:style-name="ce3" office:value-type="boolean" office:boolean-value="true">
            <text:p>TRUE</text:p>
          </table:table-cell>
          <table:table-cell office:value-type="string">
            <text:p>emotions</text:p>
          </table:table-cell>
          <table:table-cell office:value-type="string">
            <text:p>55.56 (ival)</text:p>
          </table:table-cell>
          <table:table-cell office:value-type="string">
            <text:p>ickarus</text:p>
          </table:table-cell>
          <table:table-cell/>
        </table:table-row>
        <table:table-row table:style-name="ro3" table:number-rows-repeated="2">
          <table:table-cell table:number-columns-repeated="7"/>
          <table:table-cell table:style-name="ce3"/>
          <table:table-cell/>
          <table:table-cell table:style-name="ce3" table:number-columns-repeated="2"/>
          <table:table-cell table:number-columns-repeated="4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5.92 (pcut)</text:p>
          </table:table-cell>
          <table:table-cell office:value-type="string">
            <text:p>ickarus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ultipoint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56 (pcut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table:number-columns-repeated="7"/>
          <table:table-cell table:style-name="ce3"/>
          <table:table-cell/>
          <table:table-cell table:style-name="ce3" table:number-columns-repeated="2"/>
          <table:table-cell table:number-columns-repeated="2"/>
          <table:table-cell office:value-type="string">
            <text:p>spark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45 (pcut)</text:p>
          </table:table-cell>
          <table:table-cell office:value-type="string">
            <text:p>ickarus</text:p>
          </table:table-cell>
          <table:table-cell/>
        </table:table-row>
        <table:table-row table:style-name="ro3">
          <table:table-cell table:number-columns-repeated="7"/>
          <table:table-cell table:style-name="ce3"/>
          <table:table-cell/>
          <table:table-cell table:style-name="ce3" table:number-columns-repeated="2"/>
          <table:table-cell table:number-columns-repeated="4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74 (pcut)</text:p>
          </table:table-cell>
          <table:table-cell office:value-type="string">
            <text:p>ickarus</text:p>
          </table:table-cell>
          <table:table-cell/>
        </table:table-row>
        <table:table-row table:style-name="ro3">
          <table:table-cell table:style-name="ce1" office:value-type="float" office:value="27">
            <text:p>27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0.5">
            <text:p>0.5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25 (pcut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table:number-columns-repeated="7"/>
          <table:table-cell table:style-name="ce3"/>
          <table:table-cell/>
          <table:table-cell table:style-name="ce3" table:number-columns-repeated="2"/>
          <table:table-cell table:number-columns-repeated="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office:value-type="string">
            <text:p>30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 </text:p>
          </table:table-cell>
          <table:table-cell office:value-type="string">
            <text:p>multipoint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52 (pcut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string">
            <text:p>29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92 (ival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string">
            <text:p>28 spark, <text:s/>64% se ena fold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59 (ival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string">
            <text:p>32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50 (ival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string">
            <text:p>35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3.18 (ival)</text:p>
          </table:table-cell>
          <table:table-cell office:value-type="string">
            <text:p>spark</text:p>
          </table:table-cell>
          <table:table-cell office:value-type="string">
            <text:p>Pop = 6000 η μονη διαφορα με το 32</text:p>
          </table:table-cell>
        </table:table-row>
        <table:table-row table:style-name="ro3">
          <table:table-cell office:value-type="string">
            <text:p>40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table:number-columns-repeated="2"/>
          <table:table-cell office:value-type="string">
            <text:p>Pop = 8000 η μονη διαφορα με το 32</text:p>
          </table:table-cell>
        </table:table-row>
        <table:table-row table:style-name="ro3">
          <table:table-cell table:number-columns-repeated="7"/>
          <table:table-cell table:style-name="ce3"/>
          <table:table-cell/>
          <table:table-cell table:style-name="ce3" table:number-columns-repeated="2"/>
          <table:table-cell table:number-columns-repeated="4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ngle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53 (ival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ngle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40 (pcut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nglepoint</text:p>
          </table:table-cell>
          <table:table-cell table:style-name="ce3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42 (ival)</text:p>
          </table:table-cell>
          <table:table-cell office:value-type="string">
            <text:p>spark</text:p>
          </table:table-cell>
          <table:table-cell/>
        </table:table-row>
        <table:table-row table:style-name="ro3">
          <table:table-cell table:number-columns-repeated="15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13 (ival)</text:p>
          </table:table-cell>
          <table:table-cell office:value-type="string">
            <text:p>ickarus</text:p>
          </table:table-cell>
          <table:table-cell office:value-type="string">
            <text:p>delete from M, num * f. static folds. Λαθος κοινως.</text:p>
          </table:table-cell>
        </table:table-row>
        <table:table-row table:style-name="ro3" table:number-rows-repeated="2">
          <table:table-cell table:number-columns-repeated="15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27 (pcut)</text:p>
          </table:table-cell>
          <table:table-cell office:value-type="string">
            <text:p>ickarus</text:p>
          </table:table-cell>
          <table:table-cell office:value-type="string">
            <text:p>delete from M, cov, f, ns, pop=7000</text:p>
          </table:table-cell>
        </table:table-row>
        <table:table-row table:style-name="ro3">
          <table:table-cell office:value-type="string">
            <text:p>36 error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table:style-name="ce1"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54 (ival)</text:p>
          </table:table-cell>
          <table:table-cell office:value-type="string">
            <text:p>cora</text:p>
          </table:table-cell>
          <table:table-cell office:value-type="string">
            <text:p>delete from M, cov, f, <text:s/>pop=6000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table:style-name="ce1"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DNF</text:p>
          </table:table-cell>
          <table:table-cell office:value-type="string">
            <text:p>ickarus</text:p>
          </table:table-cell>
          <table:table-cell office:value-type="string">
            <text:p>delete from M, cov, f με lastElement, pop=6000. Χαμηλο accuracy, coverage, no pcut in harvest</text:p>
          </table:table-cell>
        </table:table-row>
        <table:table-row table:style-name="ro3">
          <table:table-cell office:value-type="string">
            <text:p>37 error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39 (ival)</text:p>
          </table:table-cell>
          <table:table-cell office:value-type="string">
            <text:p>cora</text:p>
          </table:table-cell>
          <table:table-cell office:value-type="string">
            <text:p>delete from M, cov, f, <text:s/>pop=6000, no pcut in harvest. Same as 36 without pcut in harvest</text:p>
          </table:table-cell>
        </table:table-row>
        <table:table-row table:style-name="ro3">
          <table:table-cell office:value-type="string">
            <text:p>39 error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10 (pcut)</text:p>
          </table:table-cell>
          <table:table-cell office:value-type="string">
            <text:p>ickarus</text:p>
          </table:table-cell>
          <table:table-cell office:value-type="string">
            <text:p>same as 36</text:p>
          </table:table-cell>
        </table:table-row>
        <table:table-row table:style-name="ro3">
          <table:table-cell office:value-type="string">
            <text:p>41 error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39 (pcut)</text:p>
          </table:table-cell>
          <table:table-cell office:value-type="string">
            <text:p>cora</text:p>
          </table:table-cell>
          <table:table-cell office:value-type="string">
            <text:p>same as 37</text:p>
          </table:table-cell>
        </table:table-row>
        <table:table-row table:style-name="ro3">
          <table:table-cell office:value-type="string">
            <text:p>42 error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96 (pcut)</text:p>
          </table:table-cell>
          <table:table-cell office:value-type="string">
            <text:p>cora</text:p>
          </table:table-cell>
          <table:table-cell office:value-type="string">
            <text:p>same as 41 but with fit = 1</text:p>
          </table:table-cell>
        </table:table-row>
        <table:table-row table:style-name="ro3">
          <table:table-cell table:number-columns-repeated="15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96 (pcut)</text:p>
          </table:table-cell>
          <table:table-cell office:value-type="string">
            <text:p>ickarus</text:p>
          </table:table-cell>
          <table:table-cell office:value-type="string">
            <text:p>delete from incorrectsets, after smp integration. Βασικα απο το M αλλα για καθε C κυκλο. Δες τα επομενα δυο πειραματα</text:p>
          </table:table-cell>
        </table:table-row>
        <table:table-row table:style-name="ro5">
          <table:table-cell office:value-type="float" office:value="44">
            <text:p>44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71 (pcut)</text:p>
          </table:table-cell>
          <table:table-cell office:value-type="string">
            <text:p>ickarus</text:p>
          </table:table-cell>
          <table:table-cell office:value-type="string">
            <text:p>SMP. same as 43, but deleting from both M and !C</text:p>
          </table:table-cell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Miltos + (e^ns) / fit για exp &lt; THETA_DEL</text:p>
          </table:table-cell>
          <table:table-cell table:style-name="ce2" office:value-type="string">
            <text:p>objective co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74 (ival)</text:p>
          </table:table-cell>
          <table:table-cell office:value-type="string">
            <text:p>ickarus</text:p>
          </table:table-cell>
          <table:table-cell office:value-type="string">
            <text:p>deleting from !C. Διαγραφή όπως στο 43</text:p>
          </table:table-cell>
        </table:table-row>
        <table:table-row table:style-name="ro5">
          <table:table-cell office:value-type="float" office:value="46">
            <text:p>46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83 (ival)</text:p>
          </table:table-cell>
          <table:table-cell office:value-type="string">
            <text:p>ickarus</text:p>
          </table:table-cell>
          <table:table-cell office:value-type="string">
            <text:p>deleting from C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miltos αντι για THETA_DEL objective cov</text:p>
          </table:table-cell>
          <table:table-cell office:value-type="string">
            <text:p>objective co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DNF</text:p>
          </table:table-cell>
          <table:table-cell office:value-type="string">
            <text:p>ickarus</text:p>
          </table:table-cell>
          <table:table-cell office:value-type="string">
            <text:p>deleting from C. χαμηλό accuracy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49 (ival)</text:p>
          </table:table-cell>
          <table:table-cell office:value-type="string">
            <text:p>cora</text:p>
          </table:table-cell>
          <table:table-cell office:value-type="string">
            <text:p>deleting from M. just like 36 but correctly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3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3" office:value-type="boolean" office:boolean-value="false">
            <text:p>FALSE</text:p>
          </table:table-cell>
          <table:table-cell office:value-type="string">
            <text:p>emotions</text:p>
          </table:table-cell>
          <table:table-cell/>
          <table:table-cell office:value-type="string">
            <text:p>ickarus</text:p>
          </table:table-cell>
          <table:table-cell office:value-type="string">
            <text:p>deleting from C.</text:p>
          </table:table-cell>
        </table:table-row>
        <table:table-row table:style-name="ro3" table:number-rows-repeated="1048518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heet2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00/00/0000</text:date>, <text:time style:data-style-name="N2" text:time-value="0000-00-00T22:53:4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5:28:51</meta:creation-date>
    <dc:date>2012-12-13T01:55:21</dc:date>
    <meta:editing-duration>PT13H5M13S</meta:editing-duration>
    <meta:editing-cycles>44</meta:editing-cycles>
    <meta:generator>LibreOffice/3.6$Linux_x86 LibreOffice_project/360m1$Build-2</meta:generator>
    <meta:document-statistic meta:table-count="3" meta:cell-count="545" meta:object-count="0"/>
  </office:meta>
</office:document-meta>
</file>